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paragraph-rsid="000ad2a5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ad2a5" officeooo:paragraph-rsid="000ad2a5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7254" officeooo:paragraph-rsid="000b725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7254" officeooo:paragraph-rsid="000ba8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f3ff" officeooo:paragraph-rsid="000bf3f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f5a79" officeooo:paragraph-rsid="000f5a7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8916c9" officeooo:paragraph-rsid="001189c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87af9a" officeooo:paragraph-rsid="001189cc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891a19" officeooo:paragraph-rsid="001189c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9da788" officeooo:paragraph-rsid="00153b9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90e98b" officeooo:paragraph-rsid="00153b9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949266" officeooo:paragraph-rsid="00156bda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fo:font-weight="normal" officeooo:rsid="008916c9" officeooo:paragraph-rsid="001189c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style:font-name="Ubuntu" fo:font-size="14pt" fo:font-weight="normal" officeooo:rsid="006c1169" officeooo:paragraph-rsid="001189c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style:font-name="Ubuntu" fo:font-size="14pt" fo:font-weight="normal" officeooo:rsid="006c1169" officeooo:paragraph-rsid="00153b9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6c1169" officeooo:paragraph-rsid="00156bd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991d73" officeooo:paragraph-rsid="00156bd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bold" officeooo:rsid="009ae372" officeooo:paragraph-rsid="00153b90" style:font-size-asian="14pt" style:font-weight-asian="bold" style:font-size-complex="14pt" style:font-weight-complex="bold"/>
    </style:style>
    <style:style style:name="P19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0" style:family="paragraph" style:parent-style-name="Standard">
      <style:paragraph-properties fo:line-height="150%"/>
      <style:text-properties style:font-name="Ubuntu" fo:font-size="14pt" officeooo:rsid="000b7254" officeooo:paragraph-rsid="000b7254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paragraph-rsid="00091c2a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949266" officeooo:paragraph-rsid="00156bd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a50ac" officeooo:paragraph-rsid="000a50ac" style:font-size-asian="14pt" style:font-size-complex="14pt"/>
    </style:style>
    <style:style style:name="T1" style:family="text">
      <style:text-properties officeooo:rsid="00091c2a"/>
    </style:style>
    <style:style style:name="T2" style:family="text">
      <style:text-properties officeooo:rsid="000ad2a5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0ad2a5" fo:background-color="#dddddd" loext:char-shading-value="0"/>
    </style:style>
    <style:style style:name="T5" style:family="text">
      <style:text-properties officeooo:rsid="000b7254" fo:background-color="#dddddd" loext:char-shading-value="0"/>
    </style:style>
    <style:style style:name="T6" style:family="text">
      <style:text-properties officeooo:rsid="009ae372" fo:background-color="#dddddd" loext:char-shading-value="0"/>
    </style:style>
    <style:style style:name="T7" style:family="text">
      <style:text-properties officeooo:rsid="000ba866"/>
    </style:style>
    <style:style style:name="T8" style:family="text">
      <style:text-properties officeooo:rsid="000bf3ff"/>
    </style:style>
    <style:style style:name="T9" style:family="text">
      <style:text-properties officeooo:rsid="000d6410"/>
    </style:style>
    <style:style style:name="T10" style:family="text">
      <style:text-properties officeooo:rsid="000dcf29"/>
    </style:style>
    <style:style style:name="T11" style:family="text">
      <style:text-properties fo:font-weight="normal" fo:background-color="#dddddd" loext:char-shading-value="0" style:font-weight-asian="normal" style:font-weight-complex="normal"/>
    </style:style>
    <style:style style:name="T12" style:family="text">
      <style:text-properties fo:font-weight="normal" officeooo:rsid="00891a19" fo:background-color="#dddddd" loext:char-shading-value="0" style:font-weight-asian="normal" style:font-weight-complex="normal"/>
    </style:style>
    <style:style style:name="T13" style:family="text">
      <style:text-properties fo:font-weight="normal" officeooo:rsid="008ea421" fo:background-color="#dddddd" loext:char-shading-value="0" style:font-weight-asian="normal" style:font-weight-complex="normal"/>
    </style:style>
    <style:style style:name="T14" style:family="text">
      <style:text-properties fo:font-weight="normal" officeooo:rsid="008bf15c" fo:background-color="#dddddd" loext:char-shading-value="0" style:font-weight-asian="normal" style:font-weight-complex="normal"/>
    </style:style>
    <style:style style:name="T15" style:family="text">
      <style:text-properties fo:font-weight="normal" officeooo:rsid="008b8771" fo:background-color="#dddddd" loext:char-shading-value="0" style:font-weight-asian="normal" style:font-weight-complex="normal"/>
    </style:style>
    <style:style style:name="T16" style:family="text">
      <style:text-properties fo:font-weight="normal" officeooo:rsid="008e659d" fo:background-color="#dddddd" loext:char-shading-value="0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891a19" style:font-weight-asian="normal" style:font-weight-complex="normal"/>
    </style:style>
    <style:style style:name="T19" style:family="text">
      <style:text-properties fo:font-weight="normal" officeooo:rsid="008ea421" style:font-weight-asian="normal" style:font-weight-complex="normal"/>
    </style:style>
    <style:style style:name="T20" style:family="text">
      <style:text-properties fo:font-weight="normal" officeooo:rsid="006c1169" style:font-weight-asian="normal" style:font-weight-complex="normal"/>
    </style:style>
    <style:style style:name="T21" style:family="text">
      <style:text-properties fo:font-weight="normal" officeooo:rsid="008916c9" style:font-weight-asian="normal" style:font-weight-complex="normal"/>
    </style:style>
    <style:style style:name="T22" style:family="text">
      <style:text-properties fo:font-weight="normal" officeooo:rsid="008bf15c" style:font-weight-asian="normal" style:font-weight-complex="normal"/>
    </style:style>
    <style:style style:name="T23" style:family="text">
      <style:text-properties fo:font-weight="normal" officeooo:rsid="0095341f" style:font-weight-asian="normal" style:font-weight-complex="normal"/>
    </style:style>
    <style:style style:name="T24" style:family="text">
      <style:text-properties fo:font-weight="normal" officeooo:rsid="008b8771" style:font-weight-asian="normal" style:font-weight-complex="normal"/>
    </style:style>
    <style:style style:name="T25" style:family="text">
      <style:text-properties fo:font-weight="normal" officeooo:rsid="008e659d" style:font-weight-asian="normal" style:font-weight-complex="normal"/>
    </style:style>
    <style:style style:name="T26" style:family="text">
      <style:text-properties fo:font-weight="normal" officeooo:rsid="009bacc4" style:font-weight-asian="normal" style:font-weight-complex="normal"/>
    </style:style>
    <style:style style:name="T27" style:family="text">
      <style:text-properties fo:font-weight="normal" officeooo:rsid="00153b90" style:font-weight-asian="normal" style:font-weight-complex="normal"/>
    </style:style>
    <style:style style:name="T28" style:family="text">
      <style:text-properties fo:font-weight="normal" fo:background-color="#ffffff" loext:char-shading-value="0" style:font-weight-asian="normal" style:font-weight-complex="normal"/>
    </style:style>
    <style:style style:name="T29" style:family="text">
      <style:text-properties fo:font-weight="normal" officeooo:rsid="008b8771" fo:background-color="#ffffff" loext:char-shading-value="0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53b90" style:font-weight-asian="bold" style:font-weight-complex="bold"/>
    </style:style>
    <style:style style:name="T32" style:family="text">
      <style:text-properties officeooo:rsid="009ae3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lasses <text:span text:style-name="T1">De Caracteres</text:span></text:h>
      <text:p text:style-name="P23">Tem a função de destinguir tipos de caracteres, é uma notação especial que corresponde a qualquer simbolo de um determinado conjunto, <text:span text:style-name="T2">ou seja, identifica determinado grupo de caracteres como numeros, letras ou espaços.</text:span></text:p>
      <text:p text:style-name="P21"/>
      <text:p text:style-name="P3"><text:span text:style-name="T3">[a-z] </text:span><text:s/>→ Caractere entre a e z</text:p>
      <text:p text:style-name="P3"><text:span text:style-name="T3">[0-9] </text:span><text:s/>→ Caractere entre 0 e 9</text:p>
      <text:p text:style-name="P2"><text:span text:style-name="T3">\</text:span><text:span text:style-name="T5">d</text:span><text:span text:style-name="T3"> </text:span><text:s/>→ Caractere entre 0 e 9</text:p>
      <text:p text:style-name="P3"><text:span text:style-name="T3">\D </text:span><text:s/>→ Qualquer caractere exceto do tipo <text:span text:style-name="T3">\d </text:span></text:p>
      <text:p text:style-name="P1"><text:span text:style-name="T4">\w </text:span><text:span text:style-name="T2"><text:s/>→ Caractere alphanumerico e sublinhado</text:span></text:p>
      <text:p text:style-name="P3"><text:span text:style-name="T3">\W </text:span><text:s/>→ Qualquer caractere exceto do tipo <text:span text:style-name="T3">\w </text:span></text:p>
      <text:p text:style-name="P2"><text:span text:style-name="T3">\s </text:span><text:s/>→ Qualquer tipo de espaço em branco</text:p>
      <text:p text:style-name="P3"><text:span text:style-name="T3">\S </text:span><text:s/>→ Qualquer caractere exceto do tipo <text:span text:style-name="T3">\s </text:span></text:p>
      <text:p text:style-name="P3"><text:span text:style-name="T3">\b </text:span><text:s/>→ Começo ou fim de uma palavra</text:p>
      <text:p text:style-name="P4"><text:span text:style-name="T3">\B </text:span><text:s/>→ <text:span text:style-name="T7">Qualquer posição exceto começo ou fim</text:span></text:p>
      <text:p text:style-name="P4"><text:span text:style-name="T3">. </text:span><text:s/>→ <text:span text:style-name="T8">Qualquer caractere exceto novas linhas</text:span></text:p>
      <text:p text:style-name="P5"><text:span text:style-name="T3">\t </text:span><text:s/>→ <text:span text:style-name="T9">Tabulação horizontal</text:span></text:p>
      <text:p text:style-name="P5"><text:span text:style-name="T3">\r </text:span><text:s/>→ <text:span text:style-name="T9">Retorno de linha</text:span></text:p>
      <text:p text:style-name="P5"><text:span text:style-name="T3">\n </text:span><text:s/>→ <text:span text:style-name="T10">Alimentação de linha</text:span></text:p>
      <text:p text:style-name="P5"><text:span text:style-name="T3">\v </text:span><text:s/>→ <text:span text:style-name="T10">Tabulação vertical</text:span></text:p>
      <text:p text:style-name="P5"><text:span text:style-name="T3">\f </text:span><text:s/>→ <text:span text:style-name="T10">Feed de formulario</text:span></text:p>
      <text:p text:style-name="P6"><text:span text:style-name="T3">\0 </text:span><text:s/>→ Caractere NUL</text:p>
      <text:p text:style-name="P6"><text:span text:style-name="T3">\ </text:span><text:s/>→ O próximo caractere especial deve ser interpretado literalmente</text:p>
      <text:p text:style-name="P6"><text:span text:style-name="T3">| </text:span><text:s/>→ ou</text:p>
      <text:p text:style-name="P14">___________________________</text:p>
      <text:p text:style-name="P8"><text:span text:style-name="T31">Espaços:</text:span><text:span text:style-name="T27"> </text:span><text:span text:style-name="T20">P</text:span><text:span text:style-name="T17">ara fazer o regex identificar tabulações, quebras de linha mas principalmente espaços basta digitar contra-barra s, </text:span><text:span text:style-name="T21">a principal função dele é representar um espaço ou quebra de linha: </text:span><text:span text:style-name="T12">\s </text:span><text:span text:style-name="T18"><text:s/>→ Espaço, Quebra de linha</text:span></text:p>
      <text:p text:style-name="P8"><text:soft-page-break/><text:span text:style-name="T12">/</text:span><text:span text:style-name="T14">\w\s\w</text:span><text:span text:style-name="T12">/g </text:span><text:span text:style-name="T18"><text:s/>→ </text:span><text:span text:style-name="T22">Localiza um caractere qualquer, seguido de um espaço, seguido de outro caractere qualquer</text:span></text:p>
      <text:p text:style-name="P8"><text:span text:style-name="T12">/</text:span><text:span text:style-name="T14">\d\s[a-z]</text:span><text:span text:style-name="T12">/g </text:span><text:span text:style-name="T18"><text:s/>→ </text:span><text:span text:style-name="T22">Localiza um digito entre 0 e 9, seguido de um espaço, seguido de uma letra qualquer</text:span></text:p>
      <text:p text:style-name="P8"><text:span text:style-name="T14">/</text:span><text:span text:style-name="T13">rafael\sott\salves</text:span><text:span text:style-name="T14">/</text:span><text:span text:style-name="T13">g </text:span><text:span text:style-name="T19"><text:s/>← </text:span><text:span text:style-name="T23">Localiza rafael ott </text:span></text:p>
      <text:p text:style-name="P13"/>
      <text:p text:style-name="P9"><text:span text:style-name="T21">P</text:span><text:span text:style-name="T17">ara identificar se uma ocorrencia possui espaços, no final, começo ou no meio, ou seja, em qualquer posição é preciso botar o </text:span><text:span text:style-name="T11">\s </text:span><text:span text:style-name="T17"><text:s/></text:span><text:span text:style-name="T24">dentro de colchetes e o </text:span><text:span text:style-name="T15">+ </text:span><text:span text:style-name="T24"><text:s/>em seguida</text:span><text:span text:style-name="T17">: </text:span><text:span text:style-name="T11">[\s]</text:span><text:span text:style-name="T15">+</text:span><text:span text:style-name="T11"> </text:span><text:span text:style-name="T28"><text:s/>← </text:span><text:span text:style-name="T29">Pode ter 1 ou mais espaços</text:span><text:span text:style-name="T28"> </text:span></text:p>
      <text:p text:style-name="P13"/>
      <text:p text:style-name="P7"><text:span text:style-name="T11">/</text:span><text:span text:style-name="T16">[\s\d]+</text:span><text:span text:style-name="T11">/</text:span><text:span text:style-name="T12">g </text:span><text:span text:style-name="T18"><text:s/>→ </text:span><text:span text:style-name="T25">Localiza qualquer numero, mesmo com espaços</text:span></text:p>
      <text:p text:style-name="P7"><text:span text:style-name="T12">/^</text:span><text:span text:style-name="T13">rafael[\sott]*[alves]*</text:span><text:span text:style-name="T12">/g </text:span><text:span text:style-name="T18"><text:s/>→ </text:span><text:span text:style-name="T19">Localiza ‘rafael’ ou ‘rafael ott’ ou ‘rafael ott alves’</text:span></text:p>
      <text:p text:style-name="P15">___________________________</text:p>
      <text:p text:style-name="P18">Caracteres Literais: <text:span text:style-name="T17">Para fazer com que caracteres reservados se tornem caracteres normais basta colocar </text:span><text:span text:style-name="T26">o </text:span><text:span text:style-name="T17">contra-barra, </text:span><text:span text:style-name="T26">ele</text:span><text:span text:style-name="T17"> é uma escape, vai fazer alguns caracteres escapar do bloco de reservados. </text:span><text:span text:style-name="T26">S</text:span><text:span text:style-name="T17">ó tem essa função quando é posto junto de um caractere reservado: </text:span><text:span text:style-name="T11">\ </text:span></text:p>
      <text:p text:style-name="P11"/>
      <text:p text:style-name="P10"><text:span text:style-name="T3">\/ </text:span><text:s/>← Barra</text:p>
      <text:p text:style-name="P10"><text:span text:style-name="T3">\. </text:span><text:s/>← Ponto</text:p>
      <text:p text:style-name="P10"><text:span text:style-name="T3">\[ </text:span><text:s/>← Colchetes</text:p>
      <text:p text:style-name="P10"><text:span text:style-name="T3">\+ </text:span><text:s/>← Mais</text:p>
      <text:p text:style-name="P16">___________________________</text:p>
      <text:p text:style-name="P17"><text:span text:style-name="T30">Obs:</text:span> <text:span text:style-name="T32">Como o </text:span><text:span text:style-name="T6">\w </text:span><text:span text:style-name="T32"><text:s/>só identifica caracteres alphanumericos ou sublinhados, para identifica caracteres especiais tambem é necessario botar um por um, ou os que podem aparecer na ocorrencia: á é í ó ú ç etc.</text:span></text:p>
      <text:p text:style-name="P12"/>
      <text:p text:style-name="P12">/<text:span text:style-name="T32">[\wáéíóúç]</text:span>/<text:span text:style-name="T32">g ← Identifica caracteres alphanumericos, sublinhados e caracteres especia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8:56:57.309808384</meta:creation-date>
    <dc:date>2022-12-12T12:40:44.086013189</dc:date>
    <meta:editing-duration>PT7M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90" meta:character-count="2375" meta:non-whitespace-character-count="1984"/>
  </office:meta>
</office:document-meta>
</file>